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fee9" officeooo:paragraph-rsid="0002fee9"/>
    </style:style>
    <style:style style:name="P2" style:family="paragraph" style:parent-style-name="Standard" style:list-style-name="L2">
      <style:text-properties officeooo:rsid="0002fee9" officeooo:paragraph-rsid="0002fee9"/>
    </style:style>
    <style:style style:name="P3" style:family="paragraph" style:parent-style-name="Standard" style:list-style-name="L4">
      <style:text-properties officeooo:rsid="0002fee9" officeooo:paragraph-rsid="000593a8"/>
    </style:style>
    <style:style style:name="P4" style:family="paragraph" style:parent-style-name="Standard">
      <style:text-properties officeooo:rsid="0002fee9" officeooo:paragraph-rsid="000593a8"/>
    </style:style>
    <style:style style:name="P5" style:family="paragraph" style:parent-style-name="Standard" style:list-style-name="L6">
      <style:text-properties officeooo:rsid="0002fee9" officeooo:paragraph-rsid="0002fee9"/>
    </style:style>
    <style:style style:name="P6" style:family="paragraph" style:parent-style-name="Standard" style:list-style-name="L2">
      <style:text-properties officeooo:rsid="0004aaaa" officeooo:paragraph-rsid="0004aaaa"/>
    </style:style>
    <style:style style:name="P7" style:family="paragraph" style:parent-style-name="Standard">
      <style:text-properties officeooo:rsid="0004aaaa" officeooo:paragraph-rsid="0004aaaa"/>
    </style:style>
    <style:style style:name="P8" style:family="paragraph" style:parent-style-name="Standard" style:list-style-name="L3">
      <style:text-properties officeooo:rsid="0004aaaa" officeooo:paragraph-rsid="0004aaaa"/>
    </style:style>
    <style:style style:name="P9" style:family="paragraph" style:parent-style-name="Standard" style:list-style-name="L4">
      <style:text-properties officeooo:rsid="0004aaaa" officeooo:paragraph-rsid="000593a8"/>
    </style:style>
    <style:style style:name="P10" style:family="paragraph" style:parent-style-name="Standard" style:list-style-name="L2">
      <style:text-properties officeooo:paragraph-rsid="0002fee9"/>
    </style:style>
    <style:style style:name="P11" style:family="paragraph" style:parent-style-name="Standard" style:list-style-name="L2">
      <style:text-properties officeooo:rsid="000593a8" officeooo:paragraph-rsid="000593a8"/>
    </style:style>
    <style:style style:name="P12" style:family="paragraph" style:parent-style-name="Standard" style:list-style-name="L3">
      <style:text-properties officeooo:rsid="000593a8" officeooo:paragraph-rsid="000593a8"/>
    </style:style>
    <style:style style:name="P13" style:family="paragraph" style:parent-style-name="Standard">
      <style:text-properties officeooo:rsid="000661e9" officeooo:paragraph-rsid="000661e9"/>
    </style:style>
    <style:style style:name="P14" style:family="paragraph" style:parent-style-name="Standard" style:list-style-name="L5">
      <style:text-properties officeooo:rsid="00080e2a" officeooo:paragraph-rsid="00080e2a"/>
    </style:style>
    <style:style style:name="P15" style:family="paragraph" style:parent-style-name="Standard" style:list-style-name="L5">
      <style:text-properties officeooo:rsid="00081c6a" officeooo:paragraph-rsid="00081c6a"/>
    </style:style>
    <style:style style:name="P16" style:family="paragraph" style:parent-style-name="Standard">
      <style:text-properties officeooo:rsid="00081c6a" officeooo:paragraph-rsid="00081c6a"/>
    </style:style>
    <style:style style:name="P17" style:family="paragraph" style:parent-style-name="Standard" style:list-style-name="L6">
      <style:text-properties officeooo:rsid="00081c6a" officeooo:paragraph-rsid="00081c6a"/>
    </style:style>
    <style:style style:name="T1" style:family="text">
      <style:text-properties officeooo:rsid="0004aaaa"/>
    </style:style>
    <style:style style:name="T2" style:family="text">
      <style:text-properties officeooo:rsid="00081c6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1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68-69</text:p>
      <text:p text:style-name="P1"/>
      <text:p text:style-name="P4">Doc 3</text:p>
      <text:list xml:id="list8582877862994248215" text:style-name="L4">
        <text:list-item>
          <text:p text:style-name="P3">« Trabajadores mexicanos en California »</text:p>
          <text:p text:style-name="P3">Este hombre es mexicano</text:p>
          <text:list>
            <text:list-item>
              <text:p text:style-name="P3">Podemos suponer que es un inmigrante</text:p>
            </text:list-item>
          </text:list>
        </text:list-item>
        <text:list-item>
          <text:p text:style-name="P3">El hombre tiene un ropa gastada</text:p>
        </text:list-item>
        <text:list-item>
          <text:p text:style-name="P3">Hay un huerto / una explotación / un campo</text:p>
        </text:list-item>
        <text:list-item>
          <text:p text:style-name="P9">Su trabajo parece dificíl</text:p>
          <text:p text:style-name="P9">No lleva guantes, trabaja a mano</text:p>
        </text:list-item>
      </text:list>
      <text:p text:style-name="P1"/>
      <text:p text:style-name="P7">Espacios e Intercambios</text:p>
      <text:list xml:id="list5196692829878814046" text:style-name="L3">
        <text:list-item>
          <text:p text:style-name="P8">Desplazamiento / Movimientos de poblaciones</text:p>
        </text:list-item>
        <text:list-item>
          <text:p text:style-name="P8">Mezcla de culturas</text:p>
        </text:list-item>
        <text:list-item>
          <text:p text:style-name="P8">Intercambios económicos</text:p>
          <text:list>
            <text:list-item>
              <text:p text:style-name="P8">EEUU necesitan mano de obra</text:p>
            </text:list-item>
            <text:list-item>
              <text:p text:style-name="P8">Los mexicanos necesitan trabajo</text:p>
            </text:list-item>
          </text:list>
        </text:list-item>
        <text:list-item>
          <text:p text:style-name="P12">EEUU es un país constrúido</text:p>
        </text:list-item>
      </text:list>
      <text:p text:style-name="P1"/>
      <text:p text:style-name="P13">Mitos y Héroes</text:p>
      <text:list xml:id="list8743415159913597644" text:style-name="L5">
        <text:list-item>
          <text:p text:style-name="P14">Estos migrantes pueden aparecer como héroes con las fotos</text:p>
          <text:list>
            <text:list-item>
              <text:p text:style-name="P14">(argumentos en las descripciones)</text:p>
            </text:list-item>
          </text:list>
        </text:list-item>
        <text:list-item>
          <text:p text:style-name="P15">Sueñan con una vida mejor</text:p>
        </text:list-item>
        <text:list-item>
          <text:p text:style-name="P15">El mito del sueño americano</text:p>
        </text:list-item>
      </text:list>
      <text:p text:style-name="P1"/>
      <text:p text:style-name="P1"/>
      <text:p text:style-name="P16">Grammaire :</text:p>
      <text:list xml:id="list306726517395477600" text:style-name="L6">
        <text:list-item>
          <text:p text:style-name="P5">S<text:span text:style-name="T2">oñar </text:span><text:span text:style-name="T4">con</text:span></text:p>
          <text:list>
            <text:list-item>
              <text:p text:style-name="P17">Rêver <text:span text:style-name="T3">de</text:span></text:p>
            </text:list-item>
          </text:list>
        </text:list-item>
        <text:list-item>
          <text:p text:style-name="P17"/>
        </text:list-item>
      </text:list>
      <text:p text:style-name="P1"/>
      <text:p text:style-name="P1">Lexique :</text:p>
      <text:list xml:id="list2508634721772683670" text:style-name="L2">
        <text:list-item>
          <text:p text:style-name="P2">Frutas y/o verduras</text:p>
        </text:list-item>
        <text:list-item>
          <text:p text:style-name="P2"><text:span text:style-name="T1">L</text:span>a gente = les gents</text:p>
          <text:p text:style-name="P2"><text:span text:style-name="T1">L</text:span>a ropa = les vêtements</text:p>
        </text:list-item>
        <text:list-item>
          <text:p text:style-name="P2">Gastar = gâcher, dépenser</text:p>
        </text:list-item>
        <text:list-item>
          <text:p text:style-name="P2">Un huerto = un potager</text:p>
        </text:list-item>
        <text:list-item>
          <text:p text:style-name="P2">Un campo = un champ</text:p>
          <text:p text:style-name="P10"><text:span text:style-name="T1">El campo = la campagne</text:span></text:p>
        </text:list-item>
        <text:list-item>
          <text:p text:style-name="P6">A mano = à la main</text:p>
        </text:list-item>
        <text:list-item>
          <text:p text:style-name="P6">La mezcla = le mélange</text:p>
        </text:list-item>
        <text:list-item>
          <text:p text:style-name="P11">Rechaz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8:27:09.934000000</meta:creation-date>
    <dc:date>2018-11-30T09:08:55.457000000</dc:date>
    <meta:editing-duration>PT19M43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6" meta:word-count="180" meta:character-count="854" meta:non-whitespace-character-count="739"/>
  </office:meta>
</office:document-meta>
</file>